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 style:list-style-name="L1">
      <style:paragraph-properties fo:line-height="115%"/>
      <style:text-properties style:font-name="Courier New" officeooo:rsid="001bee17" officeooo:paragraph-rsid="001bee17"/>
    </style:style>
    <style:style style:name="P3" style:family="paragraph" style:parent-style-name="Standard" style:list-style-name="L1">
      <style:paragraph-properties fo:line-height="115%"/>
      <style:text-properties style:font-name="Courier New" officeooo:rsid="001b7088" officeooo:paragraph-rsid="001b7088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6pt" style:text-underline-style="none" fo:font-weight="bold" officeooo:rsid="001684ed" officeooo:paragraph-rsid="001d9c61" style:font-size-asian="16pt" style:font-weight-asian="bold" style:font-size-complex="16pt" style:font-weight-complex="bold"/>
    </style:style>
    <style:style style:name="T1" style:family="text">
      <style:text-properties officeooo:rsid="001bee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ENUNCIADOS EJERCICIOS EN JS</text:p>
      <text:p text:style-name="P1"/>
      <text:p text:style-name="P1"/>
      <text:list xml:id="list982712819" text:style-name="L1">
        <text:list-item>
          <text:p text:style-name="P2">Escribe un programa que escriba “Vamos a dormir, hay X ovejas que contar”. Desde un número X hasta que no quede ninguna.</text:p>
        </text:list-item>
        <text:list-item>
          <text:p text:style-name="P3">Programa que escribe las tablas de multiplicar de 1 a n. <text:span text:style-name="T1">Añade elementos al DOM.</text:span></text:p>
        </text:list-item>
        <text:list-item>
          <text:p text:style-name="P3">Programa que escribe las tablas de multiplicar del 1 al número indicado. <text:span text:style-name="T1">Parte del ejercicio anterior.</text:span></text:p>
        </text:list-item>
        <text:list-item>
          <text:p text:style-name="P3">Dibujar una escalera con Javascript. Utiliza CSS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07:56:52.889000000</meta:creation-date>
    <dc:date>2019-10-21T17:25:04.328000000</dc:date>
    <meta:editing-duration>PT1H41M59S</meta:editing-duration>
    <meta:editing-cycles>2</meta:editing-cycles>
    <meta:generator>LibreOffice/6.0.4.2$Windows_X86_64 LibreOffice_project/9b0d9b32d5dcda91d2f1a96dc04c645c450872bf</meta:generator>
    <meta:document-statistic meta:table-count="0" meta:image-count="0" meta:object-count="0" meta:page-count="1" meta:paragraph-count="5" meta:word-count="68" meta:character-count="385" meta:non-whitespace-character-count="326"/>
  </office:meta>
</office:document-meta>
</file>